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3000003BE927A0CE1.png"/>
  <manifest:file-entry manifest:media-type="image/png" manifest:full-path="Pictures/100000000000013F0000019B24FF6F9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沒有被填充和直線的物件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subtitle">
      <style:graphic-properties draw:fill-color="#ffffff" draw:auto-grow-height="true" fo:min-height="13.229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outline1">
      <style:graphic-properties fo:min-height="13.229cm"/>
    </style:style>
    <style:style style:name="pr6" style:family="presentation" style:parent-style-name="lyt-cool-notes">
      <style:graphic-properties draw:fill-color="#ffffff" fo:min-height="11.409cm"/>
    </style:style>
    <style:style style:name="P1" style:family="paragraph">
      <style:text-properties fo:font-family="微軟正黑體" style:font-family-generic="swiss" style:font-pitch="variable" fo:font-size="28pt" style:font-family-asian="微軟正黑體" style:font-family-generic-asian="swiss" style:font-pitch-asian="variable" style:font-size-asian="28pt" style:font-size-complex="28pt"/>
    </style:style>
    <style:style style:name="P2" style:family="paragraph">
      <style:text-properties style:font-size-asian="32pt"/>
    </style:style>
    <style:style style:name="P3" style:family="paragraph">
      <style:paragraph-properties fo:text-align="center"/>
    </style:style>
    <style:style style:name="P4" style:family="paragraph">
      <style:text-properties fo:font-family="微軟正黑體" style:font-family-generic="swiss" style:font-pitch="variable" fo:font-size="28pt" style:font-family-asian="微軟正黑體" style:font-family-generic-asian="swiss" style:font-pitch-asian="variable" style:font-size-asian="28pt" style:font-size-complex="28pt"/>
    </style:style>
    <style:style style:name="T1" style:family="text">
      <style:text-properties fo:font-family="微軟正黑體" style:font-family-generic="swiss" style:font-pitch="variable" fo:font-size="28pt" style:font-family-asian="微軟正黑體" style:font-family-generic-asian="swiss" style:font-pitch-asian="variable" style:font-size-asian="28pt" style:font-size-complex="28pt"/>
    </style:style>
    <style:style style:name="T2" style:family="text">
      <style:text-properties fo:font-family="微軟正黑體" style:font-family-generic="swiss" style:font-pitch="variable" fo:font-size="28pt" style:font-family-asian="微軟正黑體" style:font-family-generic-asian="swiss" style:font-pitch-asian="variable" style:font-size-asian="28pt" style:font-size-complex="2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text-style-name="P1" draw:layer="layout" svg:width="23.911cm" svg:height="3.506cm" svg:x="2.058cm" svg:y="1.543cm" presentation:class="title">
          <draw:text-box>
            <text:p text:style-name="P1"><text:span text:style-name="T1">作業</text:span><text:span text:style-name="T1">7-1</text:span></text:p>
          </draw:text-box>
        </draw:frame>
        <draw:frame presentation:style-name="pr2" draw:text-style-name="P2" draw:layer="layout" svg:width="23.911cm" svg:height="13.229cm" svg:x="2.058cm" svg:y="5.838cm" presentation:class="subtitle" presentation:placeholder="true" presentation:user-transformed="true">
          <draw:text-box/>
        </draw:frame>
        <draw:frame draw:style-name="gr1" draw:text-style-name="P3" draw:layer="layout" svg:width="12.427cm" svg:height="14.856cm" svg:x="2.058cm" svg:y="5.838cm">
          <draw:image xlink:href="Pictures/1000000000000253000003BE927A0CE1.png" xlink:type="simple" xlink:show="embed" xlink:actuate="onLoad">
            <text:p/>
          </draw:image>
        </draw:frame>
        <draw:frame draw:style-name="gr2" draw:layer="layout" svg:width="6.217cm" svg:height="2.714cm" svg:x="18.2cm" svg:y="7cm">
          <draw:text-box>
            <text:p>三個字的亂碼為測試</text:p>
            <text:p>?空格為原</text:p>
            <text:p>?亂碼為新</text:p>
          </draw:text-box>
        </draw:fram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4" draw:layer="layout" svg:width="23.911cm" svg:height="3.506cm" svg:x="2.058cm" svg:y="1.543cm" presentation:class="title" presentation:user-transformed="true">
          <draw:text-box>
            <text:p text:style-name="P4"><text:span text:style-name="T2">作業</text:span><text:span text:style-name="T2">7-2</text:span></text:p>
          </draw:text-box>
        </draw:frame>
        <draw:frame presentation:style-name="pr5" draw:layer="layout" svg:width="23.911cm" svg:height="13.229cm" svg:x="2.058cm" svg:y="5.838cm" presentation:class="outline" presentation:placeholder="true">
          <draw:text-box/>
        </draw:frame>
        <draw:frame draw:style-name="gr1" draw:text-style-name="P3" draw:layer="layout" svg:width="8.439cm" svg:height="10.873cm" svg:x="2.161cm" svg:y="5.838cm">
          <draw:image xlink:href="Pictures/100000000000013F0000019B24FF6F9A.png" xlink:type="simple" xlink:show="embed" xlink:actuate="onLoad">
            <text:p/>
          </draw:image>
        </draw:frame>
        <draw:frame draw:style-name="gr2" draw:layer="layout" svg:width="7.487cm" svg:height="1.072cm" svg:x="17.2cm" svg:y="8.4cm">
          <draw:text-box>
            <text:p>亂碼部分同上一張投影片</text:p>
          </draw:text-box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  <style:text-properties style:font-size-asian="24pt" style:language-asian="zh" style:country-asian="TW" style:font-style-asian="normal" style:font-weight-asian="normal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style:font-size-asian="24pt" style:language-asian="zh" style:country-asian="TW" style:font-style-asian="normal" style:font-weight-asian="normal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FZMingTi" style:font-family-generic="roman" style:font-pitch="variable" fo:font-size="24pt" fo:font-style="normal" fo:text-shadow="none" style:text-underline-style="none" fo:font-weight="normal" style:font-family-asian="FZMingTi" style:font-pitch-asian="variable" style:font-size-asian="24pt" style:language-asian="zh" style:country-asian="TW" style:font-style-asian="normal" style:font-weight-asian="normal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FZMingTi" style:font-family-generic="roman" style:font-pitch="variable" fo:font-size="24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 style:font-size-asian="28pt" style:language-asian="zh" style:country-asian="TW" style:font-style-asian="normal" style:font-weight-asian="normal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 style:font-size-asian="24pt" style:language-asian="zh" style:country-asian="TW" style:font-style-asian="normal" style:font-weight-asian="normal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FZMingTi" style:font-family-generic="roman" style:font-pitch="variable" fo:font-size="24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FZMingTi" style:font-style-name="Fett Kursiv" style:font-family-generic="swiss" style:font-pitch="variable" fo:font-size="24pt" fo:font-style="italic" fo:text-shadow="none" style:text-underline-style="none" fo:font-weight="bold" style:font-family-asian="FZMingTi" style:font-pitch-asian="variable" style:font-size-asian="40pt" style:language-asian="zh" style:country-asian="TW" style:font-style-asian="italic" style:font-weight-asian="bold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  <style:text-properties style:font-size-asian="24pt" style:language-asian="zh" style:country-asian="TW" style:font-style-asian="normal" style:font-weight-asian="normal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size-asian="24pt" style:language-asian="zh" style:country-asian="TW" style:font-style-asian="normal" style:font-weight-asian="normal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FZMingTi" style:font-family-generic="roman" style:font-pitch="variable" fo:font-size="24pt" fo:font-style="normal" fo:text-shadow="none" style:text-underline-style="none" fo:font-weight="normal" style:font-family-asian="FZMingTi" style:font-pitch-asian="variable" style:font-size-asian="24pt" style:language-asian="zh" style:country-asian="TW" style:font-style-asian="normal" style:font-weight-asian="normal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FZMingTi" style:font-style-name="Standard" style:font-family-generic="swiss" style:font-pitch="variable" fo:font-size="24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 style:font-size-asian="28pt" style:language-asian="zh" style:country-asian="TW" style:font-style-asian="normal" style:font-weight-asian="normal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 style:font-size-asian="24pt" style:language-asian="zh" style:country-asian="TW" style:font-style-asian="normal" style:font-weight-asian="normal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FZMingTi" style:font-family-generic="roman" style:font-pitch="variable" fo:font-size="24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FZMingTi" style:font-style-name="Fett" style:font-family-generic="swiss" style:font-pitch="variable" fo:font-size="24pt" fo:font-style="normal" fo:text-shadow="none" style:text-underline-style="none" fo:font-weight="bold" style:font-family-asian="FZMingTi" style:font-pitch-asian="variable" style:font-size-asian="44pt" style:language-asian="zh" style:country-asian="TW" style:font-style-asian="normal" style:font-weight-asian="bold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darkblue-notes" style:list-style-name="ML3">
      <style:graphic-properties draw:stroke="none" draw:fill="none" draw:fill-color="#ffffff" draw:auto-grow-height="false" fo:min-height="11.41cm"/>
    </style:style>
    <style:style style:name="Mpr5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6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7" style:family="presentation" style:parent-style-name="lyt-cool-notes" style:list-style-name="ML3">
      <style:graphic-properties draw:stroke="none" draw:fill="none" draw:fill-color="#ffffff" draw:auto-grow-height="false" fo:min-height="11.4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編號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編號&gt;</text:page-number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Mpr4" draw:text-style-name="MP5" draw:layer="backgroundobjects" svg:width="14.517cm" svg:height="11.409cm" svg:x="3.249cm" svg:y="14.13cm" presentation:class="notes">
          <draw:text-box>
            <text:p text:style-name="MP5">Klicken Sie, um das Format der Notizen zu bearbeiten</text:p>
          </draw:text-box>
        </draw:frame>
      </presentation:notes>
    </style:master-page>
    <style:master-page style:name="lyt-cool" style:page-layout-name="PM1" draw:style-name="Mdp3">
      <draw:rect presentation:style-name="Mpr5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6" draw:text-style-name="MP4" draw:layer="backgroundobjects" svg:width="0.504cm" svg:height="2.551cm" svg:x="0cm" svg:y="0cm">
        <text:p/>
      </draw:rect>
      <draw:rect presentation:style-name="Mpr6" draw:text-style-name="MP4" draw:layer="backgroundobjects" svg:width="0.504cm" svg:height="2.551cm" svg:x="0cm" svg:y="6.615cm">
        <text:p/>
      </draw:rect>
      <draw:rect presentation:style-name="Mpr6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Mpr7" draw:text-style-name="MP5" draw:layer="backgroundobjects" svg:width="14.517cm" svg:height="11.409cm" svg:x="3.249cm" svg:y="14.13cm" presentation:class="notes">
          <draw:text-box>
            <text:p text:style-name="MP5">Klicken Sie, um das Format der Notizen zu bearbeiten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6-17T18:39:09.97</meta:creation-date>
    <meta:editing-duration>PT7M30S</meta:editing-duration>
    <meta:editing-cycles>2</meta:editing-cycles>
    <dc:date>2020-06-17T19:01:50.97</dc:date>
    <meta:document-statistic meta:object-count="47"/>
    <meta:generator>OpenOffice/4.1.7$Win32 OpenOffice.org_project/417m1$Build-9800</meta:generator>
  </office:meta>
</office:document-meta>
</file>